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#ffffff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1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56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1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8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6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9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3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2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2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3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4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9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5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2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1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2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9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2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9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2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1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0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9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8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1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1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1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7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4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5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1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6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2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6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5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6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7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9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7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3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7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7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7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7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7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1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7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7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7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9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7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1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4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82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8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8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9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8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9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8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8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8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9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9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6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9" style:family="text">
      <style:text-properties fo:font-size="14.00pt" fo:font-weight="normal" fo:font-family="'Times New Roman'" style:font-family-asian="'Times New Roman'" style:font-family-complex="'Times New Roman'" fo:background-color="#ffffff" fo:color="#080808"/>
    </style:style>
    <style:style style:name="T950" style:family="text">
      <style:text-properties fo:font-size="14.00pt" fo:font-weight="normal" fo:font-family="'Times New Roman'" style:font-family-asian="'Times New Roman'" style:font-family-complex="'Times New Roman'" fo:background-color="#ffffff" fo:color="#080808"/>
    </style:style>
    <style:style style:name="T951" style:family="text">
      <style:text-properties fo:font-size="14.00pt" fo:font-weight="normal" fo:font-family="'Times New Roman'" style:font-family-asian="'Times New Roman'" style:font-family-complex="'Times New Roman'" fo:background-color="transparent" fo:color="#080808"/>
    </style:style>
    <style:style style:name="T952" style:family="text">
      <style:text-properties fo:font-size="14.00pt" fo:font-weight="bold" fo:font-family="'Times New Roman'" style:font-family-asian="'Times New Roman'" style:font-family-complex="'Times New Roman'" fo:background-color="#ffffff" fo:color="#080808"/>
    </style:style>
    <style:style style:name="T953" style:family="text">
      <style:text-properties fo:font-size="14.00pt" fo:font-weight="normal" fo:font-family="'Times New Roman'" style:font-family-asian="'Times New Roman'" style:font-family-complex="'Times New Roman'" fo:background-color="#ffffff" fo:color="#080808"/>
    </style:style>
    <style:style style:name="T954" style:family="text">
      <style:text-properties fo:font-size="14.00pt" fo:font-weight="normal" fo:font-family="'Times New Roman'" style:font-family-asian="'Times New Roman'" style:font-family-complex="'Times New Roman'" fo:background-color="#ffffff" fo:color="#080808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center" fo:margin-bottom="6.00pt"/>
    </style:style>
    <style:style style:name="P3" style:family="paragraph">
      <style:paragraph-properties fo:line-height="150.00%" fo:text-align="left" fo:margin-bottom="6.00pt"/>
    </style:style>
    <style:style style:name="P4" style:family="paragraph">
      <style:paragraph-properties fo:line-height="150.00%" fo:text-align="right" fo:margin-bottom="10.00pt"/>
    </style:style>
    <style:style style:name="P5" style:family="paragraph">
      <style:paragraph-properties fo:line-height="150.00%" fo:text-align="center" fo:margin-bottom="6.00pt"/>
    </style:style>
    <style:style style:name="P6" style:family="paragraph">
      <style:paragraph-properties fo:line-height="150.00%" fo:text-align="justify" fo:margin-bottom="12.00pt"/>
    </style:style>
    <style:style style:name="P7" style:family="paragraph">
      <style:paragraph-properties fo:line-height="100.00%" fo:text-align="justify" fo:margin-bottom="12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bottom="12.00pt"/>
    </style:style>
    <style:style style:name="P9" style:family="paragraph">
      <style:paragraph-properties fo:line-height="150.00%" fo:text-align="justify" fo:margin-bottom="12.00pt"/>
    </style:style>
    <style:style style:name="P10" style:family="paragraph">
      <style:paragraph-properties fo:line-height="100.00%" fo:text-align="justify" fo:margin-bottom="12.00pt"/>
    </style:style>
    <style:style style:name="P11" style:family="paragraph">
      <style:paragraph-properties fo:line-height="150.00%" fo:text-align="left"/>
    </style:style>
    <style:style style:name="P12" style:family="paragraph">
      <style:paragraph-properties fo:line-height="150.00%" fo:text-align="center"/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5" style:family="paragraph">
      <style:paragraph-properties fo:line-height="150.00%" fo:text-align="left"/>
    </style:style>
    <style:style style:name="P1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7" style:family="paragraph">
      <style:paragraph-properties fo:line-height="150.00%" fo:text-align="left"/>
    </style:style>
    <style:style style:name="P1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9" style:family="paragraph">
      <style:paragraph-properties fo:line-height="100.00%" fo:text-align="center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0" style:family="paragraph">
      <style:paragraph-properties fo:line-height="150.00%" fo:text-align="center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1" style:family="paragraph">
      <style:paragraph-properties fo:line-height="15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5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</office:automatic-styles>
  <office:body>
    <office:text>
      <text:p text:style-name="P1"><text:span text:style-name="T1">МІНІСТЕРСТВО ОСВІТИ І НАУКИ УКРАЇНИ</text:span></text:p>
      <text:p text:style-name="P1"><text:span text:style-name="T1">НАЦІОНАЛЬНИЙ ПОЛІТЕХНІЧНИЙ УНІВЕРСИТЕТ</text:span></text:p>
      <text:p text:style-name="P1"><text:span text:style-name="T1">Інститут комп'ютерних систем</text:span></text:p>
      <text:p text:style-name="P2"><text:span text:style-name="T1">Кафедра інформаційних систем</text:span></text:p>
      <text:p text:style-name="P2"><text:span text:style-name="T2"/></text:p>
      <text:p text:style-name="P2"><text:span text:style-name="T2"/></text:p>
      <text:p text:style-name="P2"><text:span text:style-name="T3"/></text:p>
      <text:p text:style-name="P2"><text:span text:style-name="T3"/></text:p>
      <text:p text:style-name="P2"><text:span text:style-name="T4"/></text:p>
      <text:p text:style-name="P2"><text:span text:style-name="T4">Лабораторна робота<text:s/></text:span><text:span text:style-name="T5">№</text:span><text:span text:style-name="T6">6-7</text:span></text:p>
      <text:p text:style-name="P2"><text:span text:style-name="T6"><text:s/></text:span><text:span text:style-name="T7">За дисципліною:<text:s/></text:span><text:span text:style-name="T8">«</text:span><text:span text:style-name="T9">Програмування мобільних пристроїв</text:span><text:span text:style-name="T10">»</text:span></text:p>
      <text:p text:style-name="P2"><text:span text:style-name="T10"><text:s/></text:span><text:span text:style-name="T11">Тема:<text:s/></text:span><text:span text:style-name="T12">«</text:span><text:span text:style-name="T13">Архітектурні компоненти</text:span><text:span text:style-name="T14">»</text:span><text:span text:style-name="T15"/></text:p>
      <text:p text:style-name="P3"><text:span text:style-name="T15"><text:s/></text:span></text:p>
      <text:p text:style-name="P3"><text:span text:style-name="T15"/></text:p>
      <text:p text:style-name="P4"><text:span text:style-name="T16">Виконав:</text:span></text:p>
      <text:p text:style-name="P4"><text:span text:style-name="T16">Студент группы АІ-181</text:span></text:p>
      <text:p text:style-name="P4"><text:span text:style-name="T16">Аврамов В.Д.</text:span></text:p>
      <text:p text:style-name="P4"><text:span text:style-name="T16">Перевірив: </text:span></text:p>
      <text:p text:style-name="P4"><text:span text:style-name="T16">Смик С. Ю.</text:span></text:p>
      <text:p text:style-name="P5"><text:span text:style-name="T17"/></text:p>
      <text:p text:style-name="P5"><text:span text:style-name="T17">Одеса 2021</text:span><text:span text:style-name="T18"/></text:p>
      <text:p text:style-name="P6"><text:span text:style-name="T19">Тема: Архітектурні компоненти.</text:span></text:p>
      <text:p text:style-name="P7"><text:span text:style-name="T20">Ціль роботи: </text:span></text:p>
      <text:list text:style-name="L8">
        <text:list-item>
          <text:p text:style-name="P8"><text:span text:style-name="T21">вивчити поняття архітектурних компонент;</text:span></text:p>
        </text:list-item>
        <text:list-item>
          <text:p text:style-name="P8"><text:span text:style-name="T21">розібратися зі схемою використання різних складових частин архітектурних компонент;</text:span></text:p>
        </text:list-item>
        <text:list-item>
          <text:p text:style-name="P9"><text:span text:style-name="T22">вивчити роль кожного компонента при розробці програми.</text:span></text:p>
        </text:list-item>
      </text:list>
      <text:p text:style-name="P10"><text:span text:style-name="T23">Завдання:</text:span></text:p>
      <text:p text:style-name="P11"><text:span text:style-name="T24">Реалізуйте Architectural Components для вашої курсової роботи або користування програмою<text:s/></text:span><text:span text:style-name="T25">«</text:span><text:span text:style-name="T26">список телефонних контактів".</text:span><text:span text:style-name="T27"><text:s/></text:span></text:p>
      <text:p text:style-name="P11"><text:span text:style-name="T28"/></text:p>
      <text:p text:style-name="P12"><text:span text:style-name="T29">Хід роботи:</text:span></text:p>
      <text:p text:style-name="P13"><text:span text:style-name="T29">Код програми:</text:span></text:p>
      <text:p text:style-name="P13"><text:span text:style-name="T29">Файл MainActivity.java</text:span></text:p>
      <text:p text:style-name="P14"><text:span text:style-name="T30">package<text:s/></text:span><text:span text:style-name="T31">ua.opu.contactlist</text:span><text:span text:style-name="T32">;<text:line-break/><text:line-break/></text:span><text:span text:style-name="T33">import<text:s/></text:span><text:span text:style-name="T34">androidx.annotation.</text:span><text:span text:style-name="T35">Nullable</text:span><text:span text:style-name="T36">;<text:line-break/></text:span><text:span text:style-name="T37">import<text:s/></text:span><text:span text:style-name="T38">androidx.appcompat.app.AppCompatActivity</text:span><text:span text:style-name="T39">;<text:line-break/></text:span><text:span text:style-name="T40">import<text:s/></text:span><text:span text:style-name="T41">androidx.core.app.ActivityCompat</text:span><text:span text:style-name="T42">;<text:line-break/></text:span><text:span text:style-name="T43">import<text:s/></text:span><text:span text:style-name="T44">androidx.recyclerview.widget.LinearLayoutManager</text:span><text:span text:style-name="T45">;<text:line-break/></text:span><text:span text:style-name="T46">import<text:s/></text:span><text:span text:style-name="T47">androidx.recyclerview.widget.RecyclerView</text:span><text:span text:style-name="T48">;<text:line-break/><text:line-break/></text:span><text:span text:style-name="T49">import<text:s/></text:span><text:span text:style-name="T50">android.Manifest</text:span><text:span text:style-name="T51">;<text:line-break/></text:span><text:span text:style-name="T52">import<text:s/></text:span><text:span text:style-name="T53">android.content.Intent</text:span><text:span text:style-name="T54">;<text:line-break/></text:span><text:span text:style-name="T55">import<text:s/></text:span><text:span text:style-name="T56">android.content.pm.PackageManager</text:span><text:span text:style-name="T57">;<text:line-break/></text:span><text:span text:style-name="T58">import<text:s/></text:span><text:span text:style-name="T59">android.graphics.Color</text:span><text:span text:style-name="T60">;<text:line-break/></text:span><text:span text:style-name="T61">import<text:s/></text:span><text:span text:style-name="T62">android.net.Uri</text:span><text:span text:style-name="T63">;<text:line-break/></text:span><text:span text:style-name="T64">import<text:s/></text:span><text:span text:style-name="T65">android.os.Bundle</text:span><text:span text:style-name="T66">;<text:line-break/></text:span><text:span text:style-name="T67">import<text:s/></text:span><text:span text:style-name="T68">android.view.View</text:span><text:span text:style-name="T69">;<text:line-break/></text:span><text:span text:style-name="T70">import<text:s/></text:span><text:span text:style-name="T71">android.view.Window</text:span><text:span text:style-name="T72">;<text:line-break/></text:span><text:span text:style-name="T73">import<text:s/></text:span><text:span text:style-name="T74">android.view.WindowManager</text:span><text:span text:style-name="T75">;<text:line-break/><text:line-break/></text:span><text:span text:style-name="T76">import<text:s/></text:span><text:span text:style-name="T77">com.google.android.material.floatingactionbutton.FloatingActionButton</text:span><text:span text:style-name="T78">;<text:line-break/><text:line-break/></text:span><text:span text:style-name="T79">import<text:s/></text:span><text:span text:style-name="T80">java.util.ArrayList</text:span><text:span text:style-name="T81">;<text:line-break/></text:span><text:span text:style-name="T82">import<text:s/></text:span><text:span text:style-name="T83">java.util.List</text:span><text:span text:style-name="T84">;<text:line-break/></text:span><text:span text:style-name="T85">import<text:s/></text:span><text:span text:style-name="T86">java.util.concurrent.Executor</text:span><text:span text:style-name="T87">;<text:line-break/></text:span><text:span text:style-name="T88">import<text:s/></text:span><text:span text:style-name="T89">java.util.concurrent.Executors</text:span><text:span text:style-name="T90">;<text:line-break/><text:line-break/></text:span><text:span text:style-name="T91">public class<text:s/></text:span><text:span text:style-name="T92">MainActivity<text:s/></text:span><text:span text:style-name="T93">extends<text:s/></text:span><text:span text:style-name="T94">AppCompatActivity<text:s/></text:span><text:span text:style-name="T95">implements<text:s/></text:span><text:span text:style-name="T96">ContactsAdapter.DeleteItemListener {<text:line-break/><text:line-break/><text:s text:c="4"/></text:span><text:span text:style-name="T97">private static final int<text:s/></text:span><text:span text:style-name="T98">ADD_CONTACT_REQUEST_CODE =<text:s/></text:span><text:span text:style-name="T99">5556</text:span><text:span text:style-name="T100">;<text:line-break/><text:s text:c="4"/></text:span><text:span text:style-name="T101">private<text:s/></text:span><text:span text:style-name="T102">RecyclerView mRecyclerView;<text:line-break/><text:s text:c="4"/></text:span><text:span text:style-name="T103">private<text:s/></text:span><text:span text:style-name="T104">FloatingActionButton mAddContactButton;<text:line-break/><text:s text:c="4"/></text:span><text:span text:style-name="T105">private<text:s/></text:span><text:span text:style-name="T106">FloatingActionButton addRandomButton;<text:line-break/><text:line-break/><text:s text:c="4"/></text:span><text:span text:style-name="T107">private<text:s/></text:span><text:span text:style-name="T108">List&lt;Contact&gt; list =<text:s/></text:span><text:span text:style-name="T109">new<text:s/></text:span><text:span text:style-name="T110">ArrayList&lt;&gt;();<text:line-break/><text:s text:c="4"/></text:span><text:span text:style-name="T111">private<text:s/></text:span><text:span text:style-name="T112">ContactsAdapter adapter;<text:line-break/><text:line-break/><text:s text:c="4"/></text:span><text:span text:style-name="T113">private<text:s/></text:span><text:span text:style-name="T114">AppDatabase db;<text:line-break/><text:s text:c="4"/></text:span><text:span text:style-name="T115">private<text:s/></text:span><text:span text:style-name="T116">Executor executor = Executors.newSingleThreadExecutor();<text:line-break/><text:line-break/><text:line-break/><text:s text:c="4"/></text:span><text:span text:style-name="T117">public void<text:s/></text:span><text:span text:style-name="T118">addRandomContact(View view) {<text:line-break/><text:s text:c="8"/>executor.execute(() -&gt; db.contactDAO().insertContact(Contact.generateContact()));<text:line-break/><text:s text:c="8"/>updateData();<text:line-break/><text:s text:c="4"/>}<text:line-break/><text:line-break/><text:s text:c="4"/>@Override<text:line-break/><text:s text:c="4"/></text:span><text:span text:style-name="T119">protected void<text:s/></text:span><text:span text:style-name="T120">onCreate(Bundle savedInstanceState) {<text:line-break/><text:s text:c="8"/></text:span><text:span text:style-name="T121">super</text:span><text:span text:style-name="T122">.onCreate(savedInstanceState);<text:line-break/><text:s text:c="8"/>setContentView(R.layout.activity_main);<text:line-break/><text:s text:c="8"/>setWindow();<text:line-break/><text:line-break/><text:s text:c="8"/>mRecyclerView = findViewById(R.id.list);<text:line-break/><text:s text:c="8"/>mRecyclerView.setLayoutManager(</text:span><text:span text:style-name="T123">new<text:s/></text:span><text:span text:style-name="T124">LinearLayoutManager(</text:span><text:span text:style-name="T125">this</text:span><text:span text:style-name="T126">));<text:line-break/><text:s text:c="8"/>adapter =<text:s/></text:span><text:span text:style-name="T127">new<text:s/></text:span><text:span text:style-name="T128">ContactsAdapter(getApplicationContext(), list,<text:s/></text:span><text:span text:style-name="T129">this</text:span><text:span text:style-name="T130">);<text:line-break/><text:s text:c="8"/>mRecyclerView.setAdapter(adapter);<text:line-break/><text:s text:c="8"/>db = AppDatabase.getInstance(</text:span><text:span text:style-name="T131">this</text:span><text:span text:style-name="T132">);<text:line-break/><text:line-break/><text:s text:c="8"/>mAddContactButton = findViewById(R.id.fab);<text:line-break/><text:s text:c="8"/>addRandomButton = findViewById(R.id.fab5);<text:line-break/><text:s text:c="8"/>mAddContactButton.setOnClickListener(v -&gt; {<text:line-break/><text:s text:c="12"/>Intent i =<text:s/></text:span><text:span text:style-name="T133">new<text:s/></text:span><text:span text:style-name="T134">Intent(</text:span><text:span text:style-name="T135">this</text:span><text:span text:style-name="T136">, AddContactActivity.</text:span><text:span text:style-name="T137">class</text:span><text:span text:style-name="T138">);<text:line-break/><text:s text:c="12"/>startActivity(i);<text:line-break/><text:s text:c="8"/>});<text:line-break/><text:s text:c="4"/>}<text:line-break/><text:line-break/><text:s text:c="4"/>@Override<text:line-break/><text:s text:c="4"/></text:span><text:span text:style-name="T139">protected void<text:s/></text:span><text:span text:style-name="T140">onActivityResult(</text:span><text:span text:style-name="T141">int<text:s/></text:span><text:span text:style-name="T142">requestCode,<text:s/></text:span><text:span text:style-name="T143">int<text:s/></text:span><text:span text:style-name="T144">resultCode, @Nullable Intent data) {<text:line-break/><text:s text:c="8"/></text:span><text:span text:style-name="T145">super</text:span><text:span text:style-name="T146">.onActivityResult(requestCode, resultCode, data);<text:line-break/><text:line-break/><text:s text:c="8"/></text:span><text:span text:style-name="T147">if<text:s/></text:span><text:span text:style-name="T148">(requestCode == ADD_CONTACT_REQUEST_CODE &amp;&amp; resultCode == RESULT_OK &amp;&amp; data !=<text:s/></text:span><text:span text:style-name="T149">null</text:span><text:span text:style-name="T150">) {<text:line-break/><text:s text:c="12"/>String name = data.getStringExtra(Intent.EXTRA_USER);<text:line-break/><text:s text:c="12"/>String email = data.getStringExtra(Intent.EXTRA_EMAIL);<text:line-break/><text:s text:c="12"/>String phone = data.getStringExtra(Intent.EXTRA_PHONE_NUMBER);<text:line-break/><text:s text:c="12"/>Uri uri = Uri.parse(data.getStringExtra(Intent.EXTRA_ORIGINATING_URI));<text:line-break/><text:line-break/><text:s text:c="12"/>list.add(</text:span><text:span text:style-name="T151">new<text:s/></text:span><text:span text:style-name="T152">Contact(name, email, phone, uri.getPath()));<text:line-break/><text:s text:c="12"/>adapter.notifyDataSetChanged();<text:line-break/><text:s text:c="8"/>}<text:line-break/><text:s text:c="4"/>}<text:line-break/><text:line-break/><text:s text:c="4"/></text:span><text:span text:style-name="T153">private void<text:s/></text:span><text:span text:style-name="T154">setWindow() {<text:line-break/><text:s text:c="8"/></text:span><text:span text:style-name="T155">//<text:s/></text:span><text:span text:style-name="T156">Метод устанавливает StatusBar в цвет фона<text:line-break/><text:s text:c="8"/></text:span><text:span text:style-name="T157">Window window =<text:s/></text:span><text:span text:style-name="T158">this</text:span><text:span text:style-name="T159">.getWindow();<text:line-break/><text:s text:c="8"/>window.clearFlags(WindowManager.LayoutParams.FLAG_TRANSLUCENT_STATUS);<text:line-break/><text:s text:c="8"/>window.addFlags(WindowManager.LayoutParams.FLAG_DRAWS_SYSTEM_BAR_BACKGROUNDS);<text:line-break/><text:s text:c="8"/>window.setStatusBarColor(getColor(R.color.activity_background));<text:line-break/><text:line-break/><text:s text:c="8"/>View decor = getWindow().getDecorView();<text:line-break/><text:s text:c="8"/>decor.setSystemUiVisibility(View.SYSTEM_UI_FLAG_LIGHT_STATUS_BAR);<text:line-break/><text:s text:c="4"/>}<text:line-break/><text:line-break/><text:s text:c="4"/></text:span><text:span text:style-name="T160">private static final int<text:s/></text:span><text:span text:style-name="T161">REQUEST_EXTERNAL_STORAGE =<text:s/></text:span><text:span text:style-name="T162">1</text:span><text:span text:style-name="T163">;<text:line-break/><text:s text:c="4"/></text:span><text:span text:style-name="T164">private static final<text:s/></text:span><text:span text:style-name="T165">String[] PERMISSIONS_STORAGE = {<text:line-break/><text:s text:c="12"/>Manifest.permission.READ_EXTERNAL_STORAGE,<text:line-break/><text:s text:c="12"/>Manifest.permission.WRITE_EXTERNAL_STORAGE<text:line-break/><text:s text:c="4"/>};<text:line-break/><text:line-break/><text:s text:c="4"/></text:span><text:span text:style-name="T166">public void<text:s/></text:span><text:span text:style-name="T167">verifyStoragePermissions() {<text:line-break/><text:s text:c="8"/></text:span><text:span text:style-name="T168">// Проверяем наличие разрешения на запись во внешнее хранилище<text:line-break/><text:s text:c="8"/></text:span><text:span text:style-name="T169">int<text:s/></text:span><text:span text:style-name="T170">permission = ActivityCompat.checkSelfPermission(</text:span><text:span text:style-name="T171">this</text:span><text:span text:style-name="T172">, Manifest.permission.WRITE_EXTERNAL_STORAGE);<text:line-break/><text:line-break/><text:s text:c="8"/></text:span><text:span text:style-name="T173">if<text:s/></text:span><text:span text:style-name="T174">(permission != PackageManager.PERMISSION_GRANTED) {<text:line-break/><text:s text:c="12"/></text:span><text:span text:style-name="T175">// Запрашиваем разрешение у пользователя<text:line-break/><text:s text:c="12"/></text:span><text:span text:style-name="T176">ActivityCompat.requestPermissions(<text:line-break/><text:s text:c="20"/></text:span><text:span text:style-name="T177">this</text:span><text:span text:style-name="T178">,<text:line-break/><text:s text:c="20"/>PERMISSIONS_STORAGE,<text:line-break/><text:s text:c="20"/>REQUEST_EXTERNAL_STORAGE<text:line-break/><text:s text:c="12"/>);<text:line-break/><text:s text:c="8"/>}<text:line-break/><text:s text:c="4"/>}<text:line-break/><text:line-break/><text:s text:c="4"/>@Override<text:line-break/><text:s text:c="4"/></text:span><text:span text:style-name="T179">protected void<text:s/></text:span><text:span text:style-name="T180">onStart() {<text:line-break/><text:s text:c="8"/></text:span><text:span text:style-name="T181">super</text:span><text:span text:style-name="T182">.onStart();<text:line-break/><text:s text:c="8"/>updateData();<text:line-break/><text:s text:c="8"/>verifyStoragePermissions();<text:line-break/><text:s text:c="4"/>}<text:line-break/><text:line-break/><text:s text:c="4"/>@Override<text:line-break/><text:s text:c="4"/></text:span><text:span text:style-name="T183">public void<text:s/></text:span><text:span text:style-name="T184">onDeleteItem(</text:span><text:span text:style-name="T185">int<text:s/></text:span><text:span text:style-name="T186">id) {<text:line-break/><text:s text:c="8"/>executor.execute(() -&gt; {<text:line-break/><text:s text:c="12"/>db.contactDAO().deleteContactById(id);<text:line-break/><text:s text:c="12"/>updateData();<text:line-break/><text:s text:c="8"/>});<text:line-break/><text:s text:c="4"/>}<text:line-break/><text:line-break/><text:s text:c="4"/></text:span><text:span text:style-name="T187">private void<text:s/></text:span><text:span text:style-name="T188">updateData() {<text:line-break/><text:s text:c="8"/>executor.execute(() -&gt; {<text:line-break/><text:s text:c="12"/></text:span><text:span text:style-name="T189">// С помощью метода getAll() получаем все заметки из БД<text:line-break/><text:s text:c="12"/></text:span><text:span text:style-name="T190">list =<text:s/></text:span><text:span text:style-name="T191">new<text:s/></text:span><text:span text:style-name="T192">ArrayList&lt;&gt;(db.contactDAO().getAll());<text:line-break/><text:s text:c="12"/>runOnUiThread(() -&gt; {<text:line-break/><text:s text:c="16"/>mRecyclerView.setLayoutManager(</text:span><text:span text:style-name="T193">new<text:s/></text:span><text:span text:style-name="T194">LinearLayoutManager(</text:span><text:span text:style-name="T195">this</text:span><text:span text:style-name="T196">));<text:line-break/><text:s text:c="16"/>adapter =<text:s/></text:span><text:span text:style-name="T197">new<text:s/></text:span><text:span text:style-name="T198">ContactsAdapter(</text:span><text:span text:style-name="T199">this</text:span><text:span text:style-name="T200">, list,<text:s/></text:span><text:span text:style-name="T201">this</text:span><text:span text:style-name="T202">);<text:line-break/><text:s text:c="16"/>mRecyclerView.setAdapter(adapter);<text:line-break/><text:s text:c="12"/>});<text:line-break/><text:s text:c="8"/>});<text:line-break/><text:line-break/><text:s text:c="4"/>}<text:line-break/>}</text:span></text:p>
      <text:p text:style-name="P14"><text:span text:style-name="T203">Файл Contact.java</text:span></text:p>
      <text:p text:style-name="P14"><text:span text:style-name="T204">package<text:s/></text:span><text:span text:style-name="T205">ua.opu.contactlist</text:span><text:span text:style-name="T206">;<text:line-break/><text:line-break/></text:span><text:span text:style-name="T207">import<text:s/></text:span><text:span text:style-name="T208">android.net.Uri</text:span><text:span text:style-name="T209">;<text:line-break/><text:line-break/></text:span><text:span text:style-name="T210">import<text:s/></text:span><text:span text:style-name="T211">androidx.room.</text:span><text:span text:style-name="T212">Entity</text:span><text:span text:style-name="T213">;<text:line-break/></text:span><text:span text:style-name="T214">import<text:s/></text:span><text:span text:style-name="T215">androidx.room.</text:span><text:span text:style-name="T216">Ignore</text:span><text:span text:style-name="T217">;<text:line-break/></text:span><text:span text:style-name="T218">import<text:s/></text:span><text:span text:style-name="T219">androidx.room.</text:span><text:span text:style-name="T220">PrimaryKey</text:span><text:span text:style-name="T221">;<text:line-break/><text:line-break/></text:span><text:span text:style-name="T222">import<text:s/></text:span><text:span text:style-name="T223">java.util.Random</text:span><text:span text:style-name="T224">;<text:line-break/><text:line-break/></text:span><text:span text:style-name="T225">@Entity</text:span><text:span text:style-name="T226">(tableName =<text:s/></text:span><text:span text:style-name="T227">"contacts"</text:span><text:span text:style-name="T228">)<text:line-break/></text:span><text:span text:style-name="T229">public class<text:s/></text:span><text:span text:style-name="T230">Contact<text:s/></text:span><text:span text:style-name="T231">{<text:line-break/><text:line-break/><text:s text:c="4"/></text:span><text:span text:style-name="T232">@PrimaryKey</text:span><text:span text:style-name="T233">(autoGenerate =<text:s/></text:span><text:span text:style-name="T234">true</text:span><text:span text:style-name="T235">)<text:line-break/><text:s text:c="4"/></text:span><text:span text:style-name="T236">private int<text:s/></text:span><text:span text:style-name="T237">id</text:span><text:span text:style-name="T238">;<text:line-break/><text:s text:c="4"/></text:span><text:span text:style-name="T239">private<text:s/></text:span><text:span text:style-name="T240">String<text:s/></text:span><text:span text:style-name="T241">name</text:span><text:span text:style-name="T242">;<text:line-break/><text:s text:c="4"/></text:span><text:span text:style-name="T243">private<text:s/></text:span><text:span text:style-name="T244">String<text:s/></text:span><text:span text:style-name="T245">email</text:span><text:span text:style-name="T246">;<text:line-break/><text:s text:c="4"/></text:span><text:span text:style-name="T247">private<text:s/></text:span><text:span text:style-name="T248">String<text:s/></text:span><text:span text:style-name="T249">phone</text:span><text:span text:style-name="T250">;<text:line-break/><text:s text:c="4"/></text:span><text:span text:style-name="T251">private<text:s/></text:span><text:span text:style-name="T252">String<text:s/></text:span><text:span text:style-name="T253">uri</text:span><text:span text:style-name="T254">;<text:line-break/><text:line-break/><text:s text:c="4"/></text:span><text:span text:style-name="T255">public static<text:s/></text:span><text:span text:style-name="T256">Contact<text:s/></text:span><text:span text:style-name="T257">generateContact</text:span><text:span text:style-name="T258">() {<text:line-break/><text:s text:c="8"/></text:span><text:span text:style-name="T259">Random random<text:s/></text:span><text:span text:style-name="T260">=<text:s/></text:span><text:span text:style-name="T261">new<text:s/></text:span><text:span text:style-name="T262">Random();<text:line-break/><text:s text:c="8"/></text:span><text:span text:style-name="T263">String name</text:span><text:span text:style-name="T264">;<text:line-break/><text:s text:c="8"/></text:span><text:span text:style-name="T265">String email<text:s/></text:span><text:span text:style-name="T266">=<text:s/></text:span><text:span text:style-name="T267">Math</text:span><text:span text:style-name="T268">.</text:span><text:span text:style-name="T269">abs</text:span><text:span text:style-name="T270">(</text:span><text:span text:style-name="T271">random</text:span><text:span text:style-name="T272">.nextLong()) +<text:s/></text:span><text:span text:style-name="T273">"@gmail.com"</text:span><text:span text:style-name="T274">;<text:line-break/><text:s text:c="8"/></text:span><text:span text:style-name="T275">String phone<text:s/></text:span><text:span text:style-name="T276">=<text:s/></text:span><text:span text:style-name="T277">"+38063"<text:s/></text:span><text:span text:style-name="T278">+<text:s/></text:span><text:span text:style-name="T279">Math</text:span><text:span text:style-name="T280">.</text:span><text:span text:style-name="T281">abs</text:span><text:span text:style-name="T282">(</text:span><text:span text:style-name="T283">random</text:span><text:span text:style-name="T284">.nextLong()) %<text:s/></text:span><text:span text:style-name="T285">10000000</text:span><text:span text:style-name="T286">;<text:line-break/><text:s text:c="8"/></text:span><text:span text:style-name="T287">switch<text:s/></text:span><text:span text:style-name="T288">(</text:span><text:span text:style-name="T289">random</text:span><text:span text:style-name="T290">.nextInt(</text:span><text:span text:style-name="T291">10</text:span><text:span text:style-name="T292">)) {<text:line-break/><text:s text:c="12"/></text:span><text:span text:style-name="T293">case<text:s/></text:span><text:span text:style-name="T294">0</text:span><text:span text:style-name="T295">:<text:line-break/><text:s text:c="16"/></text:span><text:span text:style-name="T296">name<text:s/></text:span><text:span text:style-name="T297">=<text:s/></text:span><text:span text:style-name="T298">"</text:span><text:span text:style-name="T299">Вася"</text:span><text:span text:style-name="T300">;<text:line-break/><text:s text:c="16"/></text:span><text:span text:style-name="T301">break</text:span><text:span text:style-name="T302">;<text:line-break/><text:s text:c="12"/></text:span><text:span text:style-name="T303">case<text:s/></text:span><text:span text:style-name="T304">1</text:span><text:span text:style-name="T305">:<text:line-break/><text:s text:c="16"/></text:span><text:span text:style-name="T306">name<text:s/></text:span><text:span text:style-name="T307">=<text:s/></text:span><text:span text:style-name="T308">"Петя"</text:span><text:span text:style-name="T309">;<text:line-break/><text:s text:c="16"/></text:span><text:span text:style-name="T310">break</text:span><text:span text:style-name="T311">;<text:line-break/><text:s text:c="12"/></text:span><text:span text:style-name="T312">case<text:s/></text:span><text:span text:style-name="T313">3</text:span><text:span text:style-name="T314">:<text:line-break/><text:s text:c="16"/></text:span><text:span text:style-name="T315">name<text:s/></text:span><text:span text:style-name="T316">=<text:s/></text:span><text:span text:style-name="T317">"Маша"</text:span><text:span text:style-name="T318">;<text:line-break/><text:s text:c="16"/></text:span><text:span text:style-name="T319">break</text:span><text:span text:style-name="T320">;<text:line-break/><text:s text:c="12"/></text:span><text:span text:style-name="T321">case<text:s/></text:span><text:span text:style-name="T322">4</text:span><text:span text:style-name="T323">:<text:line-break/><text:s text:c="16"/></text:span><text:span text:style-name="T324">name<text:s/></text:span><text:span text:style-name="T325">=<text:s/></text:span><text:span text:style-name="T326">"Женя"</text:span><text:span text:style-name="T327">;<text:line-break/><text:s text:c="16"/></text:span><text:span text:style-name="T328">break</text:span><text:span text:style-name="T329">;<text:line-break/><text:s text:c="12"/></text:span><text:span text:style-name="T330">case<text:s/></text:span><text:span text:style-name="T331">5</text:span><text:span text:style-name="T332">:<text:line-break/><text:s text:c="16"/></text:span><text:span text:style-name="T333">name<text:s/></text:span><text:span text:style-name="T334">=<text:s/></text:span><text:span text:style-name="T335">"Люда"</text:span><text:span text:style-name="T336">;<text:line-break/><text:s text:c="16"/></text:span><text:span text:style-name="T337">break</text:span><text:span text:style-name="T338">;<text:line-break/><text:s text:c="12"/></text:span><text:span text:style-name="T339">case<text:s/></text:span><text:span text:style-name="T340">6</text:span><text:span text:style-name="T341">:<text:line-break/><text:s text:c="16"/></text:span><text:span text:style-name="T342">name<text:s/></text:span><text:span text:style-name="T343">=<text:s/></text:span><text:span text:style-name="T344">"Миша"</text:span><text:span text:style-name="T345">;<text:line-break/><text:s text:c="16"/></text:span><text:span text:style-name="T346">break</text:span><text:span text:style-name="T347">;<text:line-break/><text:s text:c="12"/></text:span><text:span text:style-name="T348">case<text:s/></text:span><text:span text:style-name="T349">7</text:span><text:span text:style-name="T350">:<text:line-break/><text:s text:c="16"/></text:span><text:span text:style-name="T351">name<text:s/></text:span><text:span text:style-name="T352">=<text:s/></text:span><text:span text:style-name="T353">"Света"</text:span><text:span text:style-name="T354">;<text:line-break/><text:s text:c="16"/></text:span><text:span text:style-name="T355">break</text:span><text:span text:style-name="T356">;<text:line-break/><text:s text:c="12"/></text:span><text:span text:style-name="T357">case<text:s/></text:span><text:span text:style-name="T358">8</text:span><text:span text:style-name="T359">:<text:line-break/><text:s text:c="16"/></text:span><text:span text:style-name="T360">name<text:s/></text:span><text:span text:style-name="T361">=<text:s/></text:span><text:span text:style-name="T362">"Ваня"</text:span><text:span text:style-name="T363">;<text:line-break/><text:s text:c="16"/></text:span><text:span text:style-name="T364">break</text:span><text:span text:style-name="T365">;<text:line-break/><text:s text:c="12"/></text:span><text:span text:style-name="T366">case<text:s/></text:span><text:span text:style-name="T367">9</text:span><text:span text:style-name="T368">:<text:line-break/><text:s text:c="16"/></text:span><text:span text:style-name="T369">name<text:s/></text:span><text:span text:style-name="T370">=<text:s/></text:span><text:span text:style-name="T371">"Настя"</text:span><text:span text:style-name="T372">;<text:line-break/><text:s text:c="16"/></text:span><text:span text:style-name="T373">break</text:span><text:span text:style-name="T374">;<text:line-break/><text:s text:c="12"/></text:span><text:span text:style-name="T375">default</text:span><text:span text:style-name="T376">:<text:line-break/><text:s text:c="16"/></text:span><text:span text:style-name="T377">name<text:s/></text:span><text:span text:style-name="T378">=<text:s/></text:span><text:span text:style-name="T379">"Наташа"</text:span><text:span text:style-name="T380">;<text:line-break/><text:s text:c="8"/>}<text:line-break/><text:s text:c="8"/></text:span><text:span text:style-name="T381">return new<text:s/></text:span><text:span text:style-name="T382">Contact(</text:span><text:span text:style-name="T383">name</text:span><text:span text:style-name="T384">,<text:s/></text:span><text:span text:style-name="T385">email</text:span><text:span text:style-name="T386">,<text:s/></text:span><text:span text:style-name="T387">phone</text:span><text:span text:style-name="T388">,<text:s/></text:span><text:span text:style-name="T389">null</text:span><text:span text:style-name="T390">);<text:line-break/><text:s text:c="4"/>}<text:line-break/><text:line-break/><text:s text:c="4"/></text:span><text:span text:style-name="T391">@Ignore<text:line-break/><text:s text:c="4"/></text:span><text:span text:style-name="T392">public<text:s/></text:span><text:span text:style-name="T393">Contact</text:span><text:span text:style-name="T394">(</text:span><text:span text:style-name="T395">String<text:s/></text:span><text:span text:style-name="T396">name,<text:s/></text:span><text:span text:style-name="T397">String<text:s/></text:span><text:span text:style-name="T398">email,<text:s/></text:span><text:span text:style-name="T399">String<text:s/></text:span><text:span text:style-name="T400">phone,<text:s/></text:span><text:span text:style-name="T401">String<text:s/></text:span><text:span text:style-name="T402">uri) {<text:line-break/><text:s text:c="8"/></text:span><text:span text:style-name="T403">this</text:span><text:span text:style-name="T404">.</text:span><text:span text:style-name="T405">name<text:s/></text:span><text:span text:style-name="T406">= name;<text:line-break/><text:s text:c="8"/></text:span><text:span text:style-name="T407">this</text:span><text:span text:style-name="T408">.</text:span><text:span text:style-name="T409">email<text:s/></text:span><text:span text:style-name="T410">= email;<text:line-break/><text:s text:c="8"/></text:span><text:span text:style-name="T411">this</text:span><text:span text:style-name="T412">.</text:span><text:span text:style-name="T413">phone<text:s/></text:span><text:span text:style-name="T414">= phone;<text:line-break/><text:s text:c="8"/></text:span><text:span text:style-name="T415">this</text:span><text:span text:style-name="T416">.</text:span><text:span text:style-name="T417">uri<text:s/></text:span><text:span text:style-name="T418">= uri;<text:line-break/><text:s text:c="4"/>}<text:line-break/><text:line-break/><text:s text:c="4"/></text:span><text:span text:style-name="T419">@Ignore<text:line-break/><text:s text:c="4"/></text:span><text:span text:style-name="T420">public<text:s/></text:span><text:span text:style-name="T421">Contact</text:span><text:span text:style-name="T422">() {<text:line-break/><text:s text:c="4"/>}<text:line-break/><text:line-break/><text:s text:c="4"/></text:span><text:span text:style-name="T423">public<text:s/></text:span><text:span text:style-name="T424">Contact</text:span><text:span text:style-name="T425">(</text:span><text:span text:style-name="T426">int<text:s/></text:span><text:span text:style-name="T427">id,<text:s/></text:span><text:span text:style-name="T428">String<text:s/></text:span><text:span text:style-name="T429">name,<text:s/></text:span><text:span text:style-name="T430">String<text:s/></text:span><text:span text:style-name="T431">email,<text:s/></text:span><text:span text:style-name="T432">String<text:s/></text:span><text:span text:style-name="T433">phone,<text:s/></text:span><text:span text:style-name="T434">String<text:s/></text:span><text:span text:style-name="T435">uri) {<text:line-break/><text:s text:c="8"/></text:span><text:span text:style-name="T436">this</text:span><text:span text:style-name="T437">.</text:span><text:span text:style-name="T438">id<text:s/></text:span><text:span text:style-name="T439">= id;<text:line-break/><text:s text:c="8"/></text:span><text:span text:style-name="T440">this</text:span><text:span text:style-name="T441">.</text:span><text:span text:style-name="T442">name<text:s/></text:span><text:span text:style-name="T443">= name;<text:line-break/><text:s text:c="8"/></text:span><text:span text:style-name="T444">this</text:span><text:span text:style-name="T445">.</text:span><text:span text:style-name="T446">email<text:s/></text:span><text:span text:style-name="T447">= email;<text:line-break/><text:s text:c="8"/></text:span><text:span text:style-name="T448">this</text:span><text:span text:style-name="T449">.</text:span><text:span text:style-name="T450">phone<text:s/></text:span><text:span text:style-name="T451">= phone;<text:line-break/><text:s text:c="8"/></text:span><text:span text:style-name="T452">this</text:span><text:span text:style-name="T453">.</text:span><text:span text:style-name="T454">uri<text:s/></text:span><text:span text:style-name="T455">= uri;<text:line-break/><text:s text:c="4"/>}<text:line-break/><text:line-break/><text:s text:c="4"/></text:span><text:span text:style-name="T456">public<text:s/></text:span><text:span text:style-name="T457">String<text:s/></text:span><text:span text:style-name="T458">getName</text:span><text:span text:style-name="T459">() {<text:line-break/><text:s text:c="8"/></text:span><text:span text:style-name="T460">return<text:s/></text:span><text:span text:style-name="T461">name</text:span><text:span text:style-name="T462">;<text:line-break/><text:s text:c="4"/>}<text:line-break/><text:line-break/><text:s text:c="4"/></text:span><text:span text:style-name="T463">public void<text:s/></text:span><text:span text:style-name="T464">setName</text:span><text:span text:style-name="T465">(</text:span><text:span text:style-name="T466">String<text:s/></text:span><text:span text:style-name="T467">name) {<text:line-break/><text:s text:c="8"/></text:span><text:span text:style-name="T468">this</text:span><text:span text:style-name="T469">.</text:span><text:span text:style-name="T470">name<text:s/></text:span><text:span text:style-name="T471">= name;<text:line-break/><text:s text:c="4"/>}<text:line-break/><text:line-break/><text:s text:c="4"/></text:span><text:span text:style-name="T472">public<text:s/></text:span><text:span text:style-name="T473">String<text:s/></text:span><text:span text:style-name="T474">getEmail</text:span><text:span text:style-name="T475">() {<text:line-break/><text:s text:c="8"/></text:span><text:span text:style-name="T476">return<text:s/></text:span><text:span text:style-name="T477">email</text:span><text:span text:style-name="T478">;<text:line-break/><text:s text:c="4"/>}<text:line-break/><text:line-break/><text:s text:c="4"/></text:span><text:span text:style-name="T479">public void<text:s/></text:span><text:span text:style-name="T480">setEmail</text:span><text:span text:style-name="T481">(</text:span><text:span text:style-name="T482">String<text:s/></text:span><text:span text:style-name="T483">email) {<text:line-break/><text:s text:c="8"/></text:span><text:span text:style-name="T484">this</text:span><text:span text:style-name="T485">.</text:span><text:span text:style-name="T486">email<text:s/></text:span><text:span text:style-name="T487">= email;<text:line-break/><text:s text:c="4"/>}<text:line-break/><text:line-break/><text:s text:c="4"/></text:span><text:span text:style-name="T488">public<text:s/></text:span><text:span text:style-name="T489">String<text:s/></text:span><text:span text:style-name="T490">getPhone</text:span><text:span text:style-name="T491">() {<text:line-break/><text:s text:c="8"/></text:span><text:span text:style-name="T492">return<text:s/></text:span><text:span text:style-name="T493">phone</text:span><text:span text:style-name="T494">;<text:line-break/><text:s text:c="4"/>}<text:line-break/><text:line-break/><text:s text:c="4"/></text:span><text:span text:style-name="T495">public void<text:s/></text:span><text:span text:style-name="T496">setPhone</text:span><text:span text:style-name="T497">(</text:span><text:span text:style-name="T498">String<text:s/></text:span><text:span text:style-name="T499">phone) {<text:line-break/><text:s text:c="8"/></text:span><text:span text:style-name="T500">this</text:span><text:span text:style-name="T501">.</text:span><text:span text:style-name="T502">phone<text:s/></text:span><text:span text:style-name="T503">= phone;<text:line-break/><text:s text:c="4"/>}<text:line-break/><text:line-break/><text:s text:c="4"/></text:span><text:span text:style-name="T504">public<text:s/></text:span><text:span text:style-name="T505">String<text:s/></text:span><text:span text:style-name="T506">getUri</text:span><text:span text:style-name="T507">() {<text:line-break/><text:s text:c="8"/></text:span><text:span text:style-name="T508">return<text:s/></text:span><text:span text:style-name="T509">uri</text:span><text:span text:style-name="T510">;<text:line-break/><text:s text:c="4"/>}<text:line-break/><text:line-break/><text:s text:c="4"/></text:span><text:span text:style-name="T511">public void<text:s/></text:span><text:span text:style-name="T512">setUri</text:span><text:span text:style-name="T513">(</text:span><text:span text:style-name="T514">String<text:s/></text:span><text:span text:style-name="T515">uri) {<text:line-break/><text:s text:c="8"/></text:span><text:span text:style-name="T516">this</text:span><text:span text:style-name="T517">.</text:span><text:span text:style-name="T518">uri<text:s/></text:span><text:span text:style-name="T519">= uri;<text:line-break/><text:s text:c="4"/>}<text:line-break/><text:line-break/><text:s text:c="4"/></text:span><text:span text:style-name="T520">public int<text:s/></text:span><text:span text:style-name="T521">getId</text:span><text:span text:style-name="T522">() {<text:line-break/><text:s text:c="8"/></text:span><text:span text:style-name="T523">return<text:s/></text:span><text:span text:style-name="T524">id</text:span><text:span text:style-name="T525">;<text:line-break/><text:s text:c="4"/>}<text:line-break/><text:line-break/><text:s text:c="4"/></text:span><text:span text:style-name="T526">public void<text:s/></text:span><text:span text:style-name="T527">setId</text:span><text:span text:style-name="T528">(</text:span><text:span text:style-name="T529">int<text:s/></text:span><text:span text:style-name="T530">id) {<text:line-break/><text:s text:c="8"/></text:span><text:span text:style-name="T531">this</text:span><text:span text:style-name="T532">.</text:span><text:span text:style-name="T533">id<text:s/></text:span><text:span text:style-name="T534">= id;<text:line-break/><text:s text:c="4"/>}<text:line-break/>}</text:span></text:p>
      <text:p text:style-name="P14"><text:span text:style-name="T535"/></text:p>
      <text:p text:style-name="P15"><text:span text:style-name="T536">Файл AddContactActivity.java</text:span></text:p>
      <text:p text:style-name="P16"><text:span text:style-name="T537">package<text:s/></text:span><text:span text:style-name="T538">ua.opu.contactlist</text:span><text:span text:style-name="T539">;<text:line-break/><text:line-break/></text:span><text:span text:style-name="T540">import<text:s/></text:span><text:span text:style-name="T541">android.content.ActivityNotFoundException</text:span><text:span text:style-name="T542">;<text:line-break/></text:span><text:span text:style-name="T543">import<text:s/></text:span><text:span text:style-name="T544">android.content.Intent</text:span><text:span text:style-name="T545">;<text:line-break/></text:span><text:span text:style-name="T546">import<text:s/></text:span><text:span text:style-name="T547">android.graphics.Bitmap</text:span><text:span text:style-name="T548">;<text:line-break/></text:span><text:span text:style-name="T549">import<text:s/></text:span><text:span text:style-name="T550">android.net.Uri</text:span><text:span text:style-name="T551">;<text:line-break/></text:span><text:span text:style-name="T552">import<text:s/></text:span><text:span text:style-name="T553">android.os.Bundle</text:span><text:span text:style-name="T554">;<text:line-break/></text:span><text:span text:style-name="T555">import<text:s/></text:span><text:span text:style-name="T556">android.os.Environment</text:span><text:span text:style-name="T557">;<text:line-break/></text:span><text:span text:style-name="T558">import<text:s/></text:span><text:span text:style-name="T559">android.provider.MediaStore</text:span><text:span text:style-name="T560">;<text:line-break/></text:span><text:span text:style-name="T561">import<text:s/></text:span><text:span text:style-name="T562">android.view.View</text:span><text:span text:style-name="T563">;<text:line-break/></text:span><text:span text:style-name="T564">import<text:s/></text:span><text:span text:style-name="T565">android.view.Window</text:span><text:span text:style-name="T566">;<text:line-break/></text:span><text:span text:style-name="T567">import<text:s/></text:span><text:span text:style-name="T568">android.view.WindowManager</text:span><text:span text:style-name="T569">;<text:line-break/></text:span><text:span text:style-name="T570">import<text:s/></text:span><text:span text:style-name="T571">android.widget.Button</text:span><text:span text:style-name="T572">;<text:line-break/></text:span><text:span text:style-name="T573">import<text:s/></text:span><text:span text:style-name="T574">android.widget.EditText</text:span><text:span text:style-name="T575">;<text:line-break/></text:span><text:span text:style-name="T576">import<text:s/></text:span><text:span text:style-name="T577">android.widget.ImageView</text:span><text:span text:style-name="T578">;<text:line-break/></text:span><text:span text:style-name="T579">import<text:s/></text:span><text:span text:style-name="T580">android.widget.Toast</text:span><text:span text:style-name="T581">;<text:line-break/><text:line-break/></text:span><text:span text:style-name="T582">import<text:s/></text:span><text:span text:style-name="T583">androidx.annotation.</text:span><text:span text:style-name="T584">Nullable</text:span><text:span text:style-name="T585">;<text:line-break/></text:span><text:span text:style-name="T586">import<text:s/></text:span><text:span text:style-name="T587">androidx.appcompat.app.AppCompatActivity</text:span><text:span text:style-name="T588">;<text:line-break/><text:line-break/></text:span><text:span text:style-name="T589">import<text:s/></text:span><text:span text:style-name="T590">java.io.File</text:span><text:span text:style-name="T591">;<text:line-break/></text:span><text:span text:style-name="T592">import<text:s/></text:span><text:span text:style-name="T593">java.io.FileOutputStream</text:span><text:span text:style-name="T594">;<text:line-break/></text:span><text:span text:style-name="T595">import<text:s/></text:span><text:span text:style-name="T596">java.io.IOException</text:span><text:span text:style-name="T597">;<text:line-break/></text:span><text:span text:style-name="T598">import<text:s/></text:span><text:span text:style-name="T599">java.util.concurrent.Executors</text:span><text:span text:style-name="T600">;<text:line-break/><text:line-break/></text:span><text:span text:style-name="T601">public class<text:s/></text:span><text:span text:style-name="T602">AddContactActivity<text:s/></text:span><text:span text:style-name="T603">extends<text:s/></text:span><text:span text:style-name="T604">AppCompatActivity<text:s/></text:span><text:span text:style-name="T605">{<text:line-break/><text:line-break/><text:s text:c="4"/></text:span><text:span text:style-name="T606">private<text:s/></text:span><text:span text:style-name="T607">ImageView<text:s/></text:span><text:span text:style-name="T608">mContactImage</text:span><text:span text:style-name="T609">;<text:line-break/><text:s text:c="4"/></text:span><text:span text:style-name="T610">private<text:s/></text:span><text:span text:style-name="T611">Uri<text:s/></text:span><text:span text:style-name="T612">mContactImageUri</text:span><text:span text:style-name="T613">;<text:line-break/><text:s text:c="4"/></text:span><text:span text:style-name="T614">private<text:s/></text:span><text:span text:style-name="T615">AppDatabase<text:s/></text:span><text:span text:style-name="T616">db</text:span><text:span text:style-name="T617">;<text:line-break/><text:line-break/><text:s text:c="4"/></text:span><text:span text:style-name="T618">private static final int<text:s/></text:span><text:span text:style-name="T619">IMAGE_CAPTURE_REQUEST_CODE<text:s/></text:span><text:span text:style-name="T620">=<text:s/></text:span><text:span text:style-name="T621">7777</text:span><text:span text:style-name="T622">;<text:line-break/><text:line-break/><text:s text:c="4"/></text:span><text:span text:style-name="T623">@Override<text:line-break/><text:s text:c="4"/></text:span><text:span text:style-name="T624">protected void<text:s/></text:span><text:span text:style-name="T625">onCreate</text:span><text:span text:style-name="T626">(</text:span><text:span text:style-name="T627">Bundle<text:s/></text:span><text:span text:style-name="T628">savedInstanceState) {<text:line-break/><text:s text:c="8"/></text:span><text:span text:style-name="T629">super</text:span><text:span text:style-name="T630">.onCreate(savedInstanceState);<text:line-break/><text:s text:c="8"/>setContentView(</text:span><text:span text:style-name="T631">R</text:span><text:span text:style-name="T632">.</text:span><text:span text:style-name="T633">layout</text:span><text:span text:style-name="T634">.</text:span><text:span text:style-name="T635">activity_add_contact</text:span><text:span text:style-name="T636">);<text:line-break/><text:s text:c="8"/>setWindow();<text:line-break/><text:line-break/><text:s text:c="8"/></text:span><text:span text:style-name="T637">db<text:s/></text:span><text:span text:style-name="T638">=<text:s/></text:span><text:span text:style-name="T639">AppDatabase</text:span><text:span text:style-name="T640">.</text:span><text:span text:style-name="T641">getInstance</text:span><text:span text:style-name="T642">(</text:span><text:span text:style-name="T643">this</text:span><text:span text:style-name="T644">);<text:line-break/><text:s text:c="8"/></text:span><text:span text:style-name="T645">mContactImage<text:s/></text:span><text:span text:style-name="T646">= findViewById(</text:span><text:span text:style-name="T647">R</text:span><text:span text:style-name="T648">.</text:span><text:span text:style-name="T649">id</text:span><text:span text:style-name="T650">.</text:span><text:span text:style-name="T651">profile_image</text:span><text:span text:style-name="T652">);<text:line-break/><text:line-break/><text:s text:c="8"/></text:span><text:span text:style-name="T653">EditText nameEditText<text:s/></text:span><text:span text:style-name="T654">= findViewById(</text:span><text:span text:style-name="T655">R</text:span><text:span text:style-name="T656">.</text:span><text:span text:style-name="T657">id</text:span><text:span text:style-name="T658">.</text:span><text:span text:style-name="T659">name_et</text:span><text:span text:style-name="T660">);<text:line-break/><text:s text:c="8"/></text:span><text:span text:style-name="T661">EditText EmailEditText<text:s/></text:span><text:span text:style-name="T662">= findViewById(</text:span><text:span text:style-name="T663">R</text:span><text:span text:style-name="T664">.</text:span><text:span text:style-name="T665">id</text:span><text:span text:style-name="T666">.</text:span><text:span text:style-name="T667">email_et</text:span><text:span text:style-name="T668">);<text:line-break/><text:s text:c="8"/></text:span><text:span text:style-name="T669">EditText PhoneEditText<text:s/></text:span><text:span text:style-name="T670">= findViewById(</text:span><text:span text:style-name="T671">R</text:span><text:span text:style-name="T672">.</text:span><text:span text:style-name="T673">id</text:span><text:span text:style-name="T674">.</text:span><text:span text:style-name="T675">phone_et</text:span><text:span text:style-name="T676">);<text:line-break/><text:line-break/><text:s text:c="8"/></text:span><text:span text:style-name="T677">Button addContactButton<text:s/></text:span><text:span text:style-name="T678">= findViewById(</text:span><text:span text:style-name="T679">R</text:span><text:span text:style-name="T680">.</text:span><text:span text:style-name="T681">id</text:span><text:span text:style-name="T682">.</text:span><text:span text:style-name="T683">button_add</text:span><text:span text:style-name="T684">);<text:line-break/><text:s text:c="8"/></text:span><text:span text:style-name="T685">addContactButton</text:span><text:span text:style-name="T686">.setOnClickListener(v -&gt; {<text:line-break/><text:s text:c="12"/></text:span><text:span text:style-name="T687">if<text:s/></text:span><text:span text:style-name="T688">(</text:span><text:span text:style-name="T689">mContactImageUri<text:s/></text:span><text:span text:style-name="T690">==<text:s/></text:span><text:span text:style-name="T691">null</text:span><text:span text:style-name="T692">) {<text:line-break/><text:s text:c="16"/></text:span><text:span text:style-name="T693">Toast</text:span><text:span text:style-name="T694">.</text:span><text:span text:style-name="T695">makeText</text:span><text:span text:style-name="T696">(</text:span><text:span text:style-name="T697">this</text:span><text:span text:style-name="T698">,<text:s/></text:span><text:span text:style-name="T699">"Contact image not set!"</text:span><text:span text:style-name="T700">,<text:s/></text:span><text:span text:style-name="T701">Toast</text:span><text:span text:style-name="T702">.</text:span><text:span text:style-name="T703">LENGTH_SHORT</text:span><text:span text:style-name="T704">).show();<text:line-break/><text:s text:c="16"/></text:span><text:span text:style-name="T705">return</text:span><text:span text:style-name="T706">;<text:line-break/><text:s text:c="12"/>}<text:line-break/><text:line-break/><text:s text:c="12"/></text:span><text:span text:style-name="T707">String name<text:s/></text:span><text:span text:style-name="T708">=<text:s/></text:span><text:span text:style-name="T709">nameEditText</text:span><text:span text:style-name="T710">.getText().toString();<text:line-break/><text:s text:c="12"/></text:span><text:span text:style-name="T711">String email<text:s/></text:span><text:span text:style-name="T712">=<text:s/></text:span><text:span text:style-name="T713">EmailEditText</text:span><text:span text:style-name="T714">.getText().toString();<text:line-break/><text:s text:c="12"/></text:span><text:span text:style-name="T715">String phone<text:s/></text:span><text:span text:style-name="T716">=<text:s/></text:span><text:span text:style-name="T717">PhoneEditText</text:span><text:span text:style-name="T718">.getText().toString();<text:line-break/><text:s text:c="12"/></text:span><text:span text:style-name="T719">String image<text:s/></text:span><text:span text:style-name="T720">=<text:s/></text:span><text:span text:style-name="T721">mContactImageUri</text:span><text:span text:style-name="T722">.toString();<text:line-break/><text:line-break/><text:s text:c="12"/></text:span><text:span text:style-name="T723">Contact contact<text:s/></text:span><text:span text:style-name="T724">=<text:s/></text:span><text:span text:style-name="T725">new<text:s/></text:span><text:span text:style-name="T726">Contact(</text:span><text:span text:style-name="T727">name</text:span><text:span text:style-name="T728">,<text:s/></text:span><text:span text:style-name="T729">email</text:span><text:span text:style-name="T730">,<text:s/></text:span><text:span text:style-name="T731">phone</text:span><text:span text:style-name="T732">,<text:s/></text:span><text:span text:style-name="T733">image</text:span><text:span text:style-name="T734">);<text:line-break/><text:s text:c="12"/></text:span><text:span text:style-name="T735">Executors</text:span><text:span text:style-name="T736">.</text:span><text:span text:style-name="T737">newSingleThreadExecutor</text:span><text:span text:style-name="T738">().execute(<text:line-break/><text:s text:c="20"/>() -&gt;<text:s/></text:span><text:span text:style-name="T739">db</text:span><text:span text:style-name="T740">.contactDAO().insertContact(</text:span><text:span text:style-name="T741">contact</text:span><text:span text:style-name="T742">));<text:line-break/><text:s text:c="12"/>finish();<text:line-break/><text:s text:c="8"/>});<text:line-break/><text:line-break/><text:s text:c="8"/></text:span><text:span text:style-name="T743">Button takePhotoButton<text:s/></text:span><text:span text:style-name="T744">= findViewById(</text:span><text:span text:style-name="T745">R</text:span><text:span text:style-name="T746">.</text:span><text:span text:style-name="T747">id</text:span><text:span text:style-name="T748">.</text:span><text:span text:style-name="T749">button_camera</text:span><text:span text:style-name="T750">);<text:line-break/><text:s text:c="8"/></text:span><text:span text:style-name="T751">takePhotoButton</text:span><text:span text:style-name="T752">.setOnClickListener(v -&gt; {<text:line-break/><text:s text:c="12"/></text:span><text:span text:style-name="T753">Intent takePictureIntent<text:s/></text:span><text:span text:style-name="T754">=<text:s/></text:span><text:span text:style-name="T755">new<text:s/></text:span><text:span text:style-name="T756">Intent(</text:span><text:span text:style-name="T757">MediaStore</text:span><text:span text:style-name="T758">.</text:span><text:span text:style-name="T759">ACTION_IMAGE_CAPTURE</text:span><text:span text:style-name="T760">);<text:line-break/><text:s text:c="12"/></text:span><text:span text:style-name="T761">try<text:s/></text:span><text:span text:style-name="T762">{<text:line-break/><text:s text:c="16"/>startActivityForResult(</text:span><text:span text:style-name="T763">takePictureIntent</text:span><text:span text:style-name="T764">,<text:s/></text:span><text:span text:style-name="T765">IMAGE_CAPTURE_REQUEST_CODE</text:span><text:span text:style-name="T766">);<text:line-break/><text:s text:c="12"/>}<text:s/></text:span><text:span text:style-name="T767">catch<text:s/></text:span><text:span text:style-name="T768">(</text:span><text:span text:style-name="T769">ActivityNotFoundException<text:s/></text:span><text:span text:style-name="T770">e) {<text:line-break/><text:s text:c="16"/></text:span><text:span text:style-name="T771">Toast</text:span><text:span text:style-name="T772">.</text:span><text:span text:style-name="T773">makeText</text:span><text:span text:style-name="T774">(</text:span><text:span text:style-name="T775">this</text:span><text:span text:style-name="T776">,<text:s/></text:span><text:span text:style-name="T777">"Error while trying to open camera app"</text:span><text:span text:style-name="T778">,<text:s/></text:span><text:span text:style-name="T779">Toast</text:span><text:span text:style-name="T780">.</text:span><text:span text:style-name="T781">LENGTH_SHORT</text:span><text:span text:style-name="T782">).show();<text:line-break/><text:s text:c="12"/>}<text:line-break/><text:s text:c="8"/>});<text:line-break/><text:line-break/><text:s text:c="8"/></text:span><text:span text:style-name="T783">Button cancelButton<text:s/></text:span><text:span text:style-name="T784">= findViewById(</text:span><text:span text:style-name="T785">R</text:span><text:span text:style-name="T786">.</text:span><text:span text:style-name="T787">id</text:span><text:span text:style-name="T788">.</text:span><text:span text:style-name="T789">button_cancel</text:span><text:span text:style-name="T790">);<text:line-break/><text:s text:c="8"/></text:span><text:span text:style-name="T791">cancelButton</text:span><text:span text:style-name="T792">.setOnClickListener(v -&gt; onBackPressed());<text:line-break/><text:s text:c="4"/>}<text:line-break/><text:line-break/><text:s text:c="4"/></text:span><text:span text:style-name="T793">@Override<text:line-break/><text:s text:c="4"/></text:span><text:span text:style-name="T794">protected void<text:s/></text:span><text:span text:style-name="T795">onActivityResult</text:span><text:span text:style-name="T796">(</text:span><text:span text:style-name="T797">int<text:s/></text:span><text:span text:style-name="T798">requestCode,<text:s/></text:span><text:span text:style-name="T799">int<text:s/></text:span><text:span text:style-name="T800">resultCode,<text:s/></text:span><text:span text:style-name="T801">@Nullable<text:s/></text:span><text:span text:style-name="T802">Intent<text:s/></text:span><text:span text:style-name="T803">data) {<text:line-break/><text:s text:c="8"/></text:span><text:span text:style-name="T804">super</text:span><text:span text:style-name="T805">.onActivityResult(requestCode, resultCode, data);<text:line-break/><text:line-break/><text:s text:c="8"/></text:span><text:span text:style-name="T806">if<text:s/></text:span><text:span text:style-name="T807">(requestCode ==<text:s/></text:span><text:span text:style-name="T808">IMAGE_CAPTURE_REQUEST_CODE<text:s/></text:span><text:span text:style-name="T809">&amp;&amp; resultCode ==<text:s/></text:span><text:span text:style-name="T810">RESULT_OK<text:s/></text:span><text:span text:style-name="T811">&amp;&amp; data !=<text:s/></text:span><text:span text:style-name="T812">null</text:span><text:span text:style-name="T813">) {<text:line-break/><text:s text:c="12"/></text:span><text:span text:style-name="T814">Bundle extras<text:s/></text:span><text:span text:style-name="T815">= data.getExtras();<text:line-break/><text:s text:c="12"/></text:span><text:span text:style-name="T816">Bitmap imageBitmap<text:s/></text:span><text:span text:style-name="T817">= (</text:span><text:span text:style-name="T818">Bitmap</text:span><text:span text:style-name="T819">)<text:s/></text:span><text:span text:style-name="T820">extras</text:span><text:span text:style-name="T821">.get(</text:span><text:span text:style-name="T822">"data"</text:span><text:span text:style-name="T823">);<text:line-break/><text:line-break/><text:s text:c="12"/></text:span><text:span text:style-name="T824">//<text:s/></text:span><text:span text:style-name="T825">Меняем ImageView с изображением контакта<text:line-break/><text:s text:c="12"/></text:span><text:span text:style-name="T826">mContactImage.setImageBitmap(imageBitmap);<text:line-break/><text:line-break/><text:s text:c="12"/>String filename =<text:s/></text:span><text:span text:style-name="T827">"contact_"<text:s/></text:span><text:span text:style-name="T828">+ System.currentTimeMillis() +<text:s/></text:span><text:span text:style-name="T829">".png"</text:span><text:span text:style-name="T830">;<text:line-break/><text:line-break/><text:s text:c="12"/>File outputFile =<text:s/></text:span><text:span text:style-name="T831">new<text:s/></text:span><text:span text:style-name="T832">File(Environment.getExternalStoragePublicDirectory(Environment.DIRECTORY_PICTURES), filename);<text:line-break/><text:s text:c="12"/>FileOutputStream fileOutputStream;<text:line-break/><text:s text:c="12"/></text:span><text:span text:style-name="T833">try<text:s/></text:span><text:span text:style-name="T834">{<text:line-break/><text:s text:c="16"/>fileOutputStream =<text:s/></text:span><text:span text:style-name="T835">new<text:s/></text:span><text:span text:style-name="T836">FileOutputStream(outputFile);<text:line-break/><text:s text:c="16"/>imageBitmap.compress(Bitmap.CompressFormat.PNG,<text:s/></text:span><text:span text:style-name="T837">100</text:span><text:span text:style-name="T838">, fileOutputStream);<text:line-break/><text:line-break/><text:s text:c="16"/></text:span><text:span text:style-name="T839">// Сохраняем путь к файлу в формате Uri<text:line-break/><text:s text:c="16"/></text:span><text:span text:style-name="T840">mContactImageUri = Uri.fromFile(outputFile);<text:line-break/><text:s text:c="16"/>fileOutputStream.flush();<text:line-break/><text:s text:c="16"/>fileOutputStream.close();<text:line-break/><text:s text:c="12"/>}<text:s/></text:span><text:span text:style-name="T841">catch<text:s/></text:span><text:span text:style-name="T842">(IOException e) {<text:line-break/><text:s text:c="16"/>e.printStackTrace();<text:line-break/><text:s text:c="12"/>}<text:line-break/><text:s text:c="8"/>}<text:line-break/><text:s text:c="4"/>}<text:line-break/><text:line-break/><text:s text:c="4"/>@Override<text:line-break/><text:s text:c="4"/></text:span><text:span text:style-name="T843">public void<text:s/></text:span><text:span text:style-name="T844">onBackPressed() {<text:line-break/><text:s text:c="8"/></text:span><text:span text:style-name="T845">super</text:span><text:span text:style-name="T846">.onBackPressed();<text:line-break/><text:line-break/><text:s text:c="8"/>setResult(RESULT_CANCELED);<text:line-break/><text:s text:c="4"/>}<text:line-break/><text:line-break/><text:s text:c="4"/></text:span><text:span text:style-name="T847">private void<text:s/></text:span><text:span text:style-name="T848">setWindow() {<text:line-break/><text:s text:c="8"/></text:span><text:span text:style-name="T849">// Метод устанавливает StatusBar в цвет фона<text:line-break/><text:s text:c="8"/></text:span><text:span text:style-name="T850">Window window =<text:s/></text:span><text:span text:style-name="T851">this</text:span><text:span text:style-name="T852">.getWindow();<text:line-break/><text:s text:c="8"/>window.clearFlags(WindowManager.LayoutParams.FLAG_TRANSLUCENT_STATUS);<text:line-break/><text:s text:c="8"/>window.addFlags(WindowManager.LayoutParams.FLAG_DRAWS_SYSTEM_BAR_BACKGROUNDS);<text:line-break/><text:s text:c="8"/>window.setStatusBarColor(getColor(R.color.activity_background));<text:line-break/><text:line-break/><text:s text:c="8"/>View decor = getWindow().getDecorView();<text:line-break/><text:s text:c="8"/>decor.setSystemUiVisibility(View.SYSTEM_UI_FLAG_LIGHT_STATUS_BAR);<text:line-break/><text:s text:c="4"/>}<text:line-break/>}</text:span></text:p>
      <text:p text:style-name="P17"><text:span text:style-name="T853">Файл AppDatabase.java</text:span></text:p>
      <text:p text:style-name="P18"><text:span text:style-name="T854">package<text:s/></text:span><text:span text:style-name="T855">ua.opu.contactlist</text:span><text:span text:style-name="T856">;<text:line-break/><text:line-break/></text:span><text:span text:style-name="T857">import<text:s/></text:span><text:span text:style-name="T858">android.content.Context</text:span><text:span text:style-name="T859">;<text:line-break/><text:line-break/></text:span><text:span text:style-name="T860">import<text:s/></text:span><text:span text:style-name="T861">androidx.room.Room</text:span><text:span text:style-name="T862">;<text:line-break/></text:span><text:span text:style-name="T863">import<text:s/></text:span><text:span text:style-name="T864">androidx.room.RoomDatabase</text:span><text:span text:style-name="T865">;<text:line-break/></text:span><text:span text:style-name="T866">import<text:s/></text:span><text:span text:style-name="T867">androidx.room.</text:span><text:span text:style-name="T868">TypeConverter</text:span><text:span text:style-name="T869">;<text:line-break/></text:span><text:span text:style-name="T870">import<text:s/></text:span><text:span text:style-name="T871">androidx.room.</text:span><text:span text:style-name="T872">TypeConverters</text:span><text:span text:style-name="T873">;<text:line-break/><text:line-break/></text:span><text:span text:style-name="T874">import<text:s/></text:span><text:span text:style-name="T875">java.util.Date</text:span><text:span text:style-name="T876">;<text:line-break/><text:line-break/></text:span><text:span text:style-name="T877">@androidx.room.Database</text:span><text:span text:style-name="T878">(entities = {</text:span><text:span text:style-name="T879">Contact</text:span><text:span text:style-name="T880">.</text:span><text:span text:style-name="T881">class</text:span><text:span text:style-name="T882">}, version =<text:s/></text:span><text:span text:style-name="T883">1</text:span><text:span text:style-name="T884">)<text:line-break/></text:span><text:span text:style-name="T885">public abstract class<text:s/></text:span><text:span text:style-name="T886">AppDatabase<text:s/></text:span><text:span text:style-name="T887">extends<text:s/></text:span><text:span text:style-name="T888">RoomDatabase<text:s/></text:span><text:span text:style-name="T889">{<text:line-break/><text:line-break/><text:s text:c="4"/></text:span><text:span text:style-name="T890">public static final<text:s/></text:span><text:span text:style-name="T891">String<text:s/></text:span><text:span text:style-name="T892">DATABASE_NAME<text:s/></text:span><text:span text:style-name="T893">=<text:s/></text:span><text:span text:style-name="T894">"contacts_db.db"</text:span><text:span text:style-name="T895">;<text:line-break/><text:s text:c="4"/></text:span><text:span text:style-name="T896">private static volatile<text:s/></text:span><text:span text:style-name="T897">AppDatabase<text:s/></text:span><text:span text:style-name="T898">instance</text:span><text:span text:style-name="T899">;<text:line-break/><text:line-break/><text:s text:c="4"/></text:span><text:span text:style-name="T900">public abstract<text:s/></text:span><text:span text:style-name="T901">ContactDAO<text:s/></text:span><text:span text:style-name="T902">contactDAO</text:span><text:span text:style-name="T903">();<text:line-break/><text:line-break/><text:s text:c="4"/></text:span><text:span text:style-name="T904">private static final<text:s/></text:span><text:span text:style-name="T905">Object<text:s/></text:span><text:span text:style-name="T906">LOCK<text:s/></text:span><text:span text:style-name="T907">=<text:s/></text:span><text:span text:style-name="T908">new<text:s/></text:span><text:span text:style-name="T909">Object();<text:line-break/><text:line-break/><text:s text:c="4"/></text:span><text:span text:style-name="T910">public static<text:s/></text:span><text:span text:style-name="T911">AppDatabase<text:s/></text:span><text:span text:style-name="T912">getInstance</text:span><text:span text:style-name="T913">(</text:span><text:span text:style-name="T914">Context<text:s/></text:span><text:span text:style-name="T915">context) {<text:line-break/><text:s text:c="8"/></text:span><text:span text:style-name="T916">if<text:s/></text:span><text:span text:style-name="T917">(</text:span><text:span text:style-name="T918">instance<text:s/></text:span><text:span text:style-name="T919">==<text:s/></text:span><text:span text:style-name="T920">null</text:span><text:span text:style-name="T921">) {<text:line-break/><text:s text:c="12"/></text:span><text:span text:style-name="T922">synchronized<text:s/></text:span><text:span text:style-name="T923">(</text:span><text:span text:style-name="T924">LOCK</text:span><text:span text:style-name="T925">) {<text:line-break/><text:s text:c="16"/></text:span><text:span text:style-name="T926">if<text:s/></text:span><text:span text:style-name="T927">(</text:span><text:span text:style-name="T928">instance<text:s/></text:span><text:span text:style-name="T929">==<text:s/></text:span><text:span text:style-name="T930">null</text:span><text:span text:style-name="T931">)<text:line-break/><text:s text:c="20"/></text:span><text:span text:style-name="T932">instance<text:s/></text:span><text:span text:style-name="T933">=<text:s/></text:span><text:span text:style-name="T934">Room</text:span><text:span text:style-name="T935">.</text:span><text:span text:style-name="T936">databaseBuilder</text:span><text:span text:style-name="T937">(context,<text:s/></text:span><text:span text:style-name="T938">AppDatabase</text:span><text:span text:style-name="T939">.</text:span><text:span text:style-name="T940">class</text:span><text:span text:style-name="T941">,<text:s/></text:span><text:span text:style-name="T942">DATABASE_NAME</text:span><text:span text:style-name="T943">).build();<text:line-break/><text:s text:c="12"/>}<text:line-break/><text:s text:c="8"/>}<text:line-break/><text:s text:c="8"/></text:span><text:span text:style-name="T944">return<text:s/></text:span><text:span text:style-name="T945">instance</text:span><text:span text:style-name="T946">;<text:line-break/><text:s text:c="4"/>}<text:line-break/>}</text:span></text:p>
      <text:p text:style-name="P18"><text:span text:style-name="T946"/></text:p>
      <text:p text:style-name="P19"><draw:frame text:anchor-type="as-char" svg:width="66.45mm" svg:height="91.63mm" style:rel-width="scale" style:rel-height="scale"><draw:object-ole xlink:href="OleObj1"/><draw:image xlink:href="ObjectReplacements/OleObj1"/></draw:frame><text:span text:style-name="T948"/></text:p>
      <text:p text:style-name="P20"><text:span text:style-name="T949">Сторінка введення даних нового контакта</text:span></text:p>
      <text:p text:style-name="P21"><text:span text:style-name="T950"/></text:p>
      <text:p text:style-name="P22"><text:span text:style-name="T951"><text:s/></text:span></text:p>
      <text:p text:style-name="P22"><text:span text:style-name="T951"/></text:p>
      <text:p text:style-name="P23"><text:span text:style-name="T952">Висновок</text:span></text:p>
      <text:p text:style-name="P23"><text:span text:style-name="T953">В ході виконання лабораторної роботи були вивчені поняття архітектурних компонент та розібрана схема використання різних складових частин архітектурних компонент.</text:span><text:span text:style-name="T9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